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Impl.getPrevious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Impl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Impl.TextImpl( StringBuffer str , SchemaDOM sDOM , int row ,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Impl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Impl.getNext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Impl.substringData( int offset , int cou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Imp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